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font-size-asian="60pt" style:font-size-complex="60pt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8pt" fo:font-style="normal" style:font-size-asian="18pt" style:font-style-asian="normal" style:font-size-complex="18pt" style:font-style-complex="normal"/>
    </style:style>
    <style:style style:name="P7" style:family="paragraph" style:parent-style-name="Standard">
      <style:paragraph-properties fo:text-align="center" style:justify-single-word="false"/>
      <style:text-properties fo:font-size="26pt" fo:font-style="normal" style:font-size-asian="26pt" style:font-style-asian="normal" style:font-size-complex="26pt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54pt" fo:font-style="normal" style:font-size-asian="54pt" style:font-style-asian="normal" style:font-size-complex="54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 1</text:p>
      <text:p text:style-name="P2">Act 1 Scene 1</text:p>
      <text:p text:style-name="P4">( President Kristina walk on stage and stand at podium wearing formal wear )</text:p>
      <text:p text:style-name="P4"/>
      <text:p text:style-name="P3">Kristina ; Thank you for electing me as president of the world. I am glad all of you have come to my inauguration.</text:p>
      <text:p text:style-name="P3"/>
      <text:p text:style-name="P3">Ninja 1 ( watching TV ) ; Blah, blah, blah, You have a lot of surprises coming for you, President Kristina. You Presidency, a visit from and old enemy and oh yeah!! Your gruesome horrible death.</text:p>
      <text:p text:style-name="P3"/>
      <text:p text:style-name="P3">(Elliot enters and speaks to Ninjas )</text:p>
      <text:p text:style-name="P3"/>
      <text:p text:style-name="P3">Elliot ; Ninjas! I am relying on you! Capture Kristina!</text:p>
      <text:p text:style-name="P3"/>
      <text:p text:style-name="P3">(Ninjas pull down masks and take out Ninja stars )</text:p>
      <text:p text:style-name="P3"/>
      <text:p text:style-name="P3">Ninjas ; Yes, sir! ( whisper to each other) I think alive.</text:p>
      <text:p text:style-name="P3"/>
      <text:p text:style-name="P3">(Ninjas exit )</text:p>
      <text:p text:style-name="P3"/>
      <text:p text:style-name="P3">Kristina (continued) ; My reign as President will bring much prosperity to the World. I will fulfill my promises to you, good people. Thank you once again for electing me as your president.</text:p>
      <text:p text:style-name="P3"/>
      <text:p text:style-name="P3">(Kristina exits for intermission)</text:p>
      <text:p text:style-name="P3"/>
      <text:p text:style-name="P3"/>
      <text:p text:style-name="P2"><text:soft-page-break/>Scene 2</text:p>
      <text:p text:style-name="P2"/>
      <text:p text:style-name="P4">(Kristina and Ninjas with other civilians)</text:p>
      <text:p text:style-name="P4"/>
      <text:p text:style-name="P3">Kristina (grabbing cookie) ; These cookies are delicious!</text:p>
      <text:p text:style-name="P3"/>
      <text:p text:style-name="P3">(Ninjas grab Kristina and pull her into a closet)</text:p>
      <text:p text:style-name="P3"/>
      <text:p text:style-name="P3">Kristina ; Who are you people?</text:p>
      <text:p text:style-name="P3"/>
      <text:p text:style-name="P3">Ninja 1 ; We are servants of the great master.</text:p>
      <text:p text:style-name="P3"/>
      <text:p text:style-name="P3">Kristina ; Where are you taking me?</text:p>
      <text:p text:style-name="P3"/>
      <text:p text:style-name="P3">Ninja 2 ; To the great master! </text:p>
      <text:p text:style-name="P3"/>
      <text:p text:style-name="P3">Kristina ; Why -------- <text:s/>(gag is stuck in Kristina's mouth)</text:p>
      <text:p text:style-name="P3"/>
      <text:p text:style-name="P3">(Ninjas exit dragging Kristina)</text:p>
      <text:p text:style-name="P3"/>
      <text:p text:style-name="P2">Act 2 Scene 2</text:p>
      <text:p text:style-name="P2"/>
      <text:p text:style-name="P4">(Tatciana and Ninjas with Elizabeth)</text:p>
      <text:p text:style-name="P4"/>
      <text:p text:style-name="P3">Tatciana (to Ninjas) ; Have you carried out the masters orders?</text:p>
      <text:p text:style-name="P3"/>
      <text:p text:style-name="P3">Ninjas ; Yes, ma'am!</text:p>
      <text:p text:style-name="P3"/>
      <text:p text:style-name="P3">Tatciana ; Good! Put her on the stool!</text:p>
      <text:p text:style-name="P3"/>
      <text:p text:style-name="P3">(Ninjas tie Kristina to the chair. Kristina is chained to the chair)</text:p>
      <text:p text:style-name="P3"><text:soft-page-break/>Kristina ; Mmmmm! Mmmm! Mmmm mmm mmmm!</text:p>
      <text:p text:style-name="P3"/>
      <text:p text:style-name="P3">Tatciana (to Kristina) ; Shut your squalling mouth! It isn't your time yet!</text:p>
      <text:p text:style-name="P3"/>
      <text:p text:style-name="P3">Tatciana (to Ninjas) : Go notify the master! Quickly!</text:p>
      <text:p text:style-name="P3"/>
      <text:p text:style-name="P3">(Ninjas exit)</text:p>
      <text:p text:style-name="P3"/>
      <text:p text:style-name="P3">Tatciana : You are quiet a charming President! No wonder they elected you!</text:p>
      <text:p text:style-name="P3"/>
      <text:p text:style-name="P3">Kristina : Mmmmm mmm! Mmmmm m! Mmmmmmmm!</text:p>
      <text:p text:style-name="P3"/>
      <text:p text:style-name="P3">Tatciana (taking out the gag) : If you have <text:span text:style-name="T1">so </text:span><text:span text:style-name="T2">much to say why don't you say it!</text:span></text:p>
      <text:p text:style-name="P5"/>
      <text:p text:style-name="P5">Kristina (gasping) ; Where am I?</text:p>
      <text:p text:style-name="P5"/>
      <text:p text:style-name="P5">(Tatciana slaps Kristina)</text:p>
      <text:p text:style-name="P5"/>
      <text:p text:style-name="P5">Tatciana : Gosh! You should learn some manners. That won't be a problem anymore when the Master is President.</text:p>
      <text:p text:style-name="P5"/>
      <text:p text:style-name="P5">Kristina ; But ------- (Tatciana sticks gag in Kristina's mouth)</text:p>
      <text:p text:style-name="P5"/>
      <text:p text:style-name="P5">Tatciana ; I do believe that is enough talking for now!</text:p>
      <text:p text:style-name="P5"/>
      <text:p text:style-name="P5">(Tatciana knocks Kristina out)</text:p>
      <text:p text:style-name="P5"/>
      <text:p text:style-name="P7"/>
      <text:p text:style-name="P7"><text:soft-page-break/></text:p>
      <text:p text:style-name="P7">Scene 2</text:p>
      <text:p text:style-name="P7"/>
      <text:p text:style-name="P6">(Heroes and Audience)</text:p>
      <text:p text:style-name="P6"/>
      <text:p text:style-name="P5">Audience member to other audience member ; Shouldn't it have started already?</text:p>
      <text:p text:style-name="P5"/>
      <text:p text:style-name="P5">(Audience members murmur in agreement)</text:p>
      <text:p text:style-name="P5"/>
      <text:p text:style-name="P3"><text:span text:style-name="T2">Jemma : Hero 2! (</text:span><text:span text:style-name="T1">Hero 2 is a codename</text:span><text:span text:style-name="T2">) Where is the President?</text:span></text:p>
      <text:p text:style-name="P5">(talking through techno-watch)</text:p>
      <text:p text:style-name="P5"/>
      <text:p text:style-name="P5">Hero 2 (through techno-watch) : I don't know! Do you think this is Elliot's doing?</text:p>
      <text:p text:style-name="P5"/>
      <text:p text:style-name="P5">Jemma (through techno-watch) : Certainly.</text:p>
      <text:p text:style-name="P5"/>
      <text:p text:style-name="P5">Hero 2 (through techno-watch) : What should we do?</text:p>
      <text:p text:style-name="P5"/>
      <text:p text:style-name="P5">Isadora (through techno-watch) : I'll go up there and distract them.</text:p>
      <text:p text:style-name="P5"/>
      <text:p text:style-name="P5">Hero 2 (through techno-watch) : Are you sure it is a good idea?</text:p>
      <text:p text:style-name="P5"/>
      <text:p text:style-name="P5">Isadora (through techno-watch) : Completely.</text:p>
      <text:p text:style-name="P5"/>
      <text:p text:style-name="P5">(Isadora walks to podium) </text:p>
      <text:p text:style-name="P5"/>
      <text:p text:style-name="P5">Isadora (to audience) ; I'm sorry good people there is a slight delay while we wait for President Kristina. In the meanwhile we will have entertainment.</text:p>
      <text:p text:style-name="P5"><text:soft-page-break/>(Awkward silence for 30 seconds)</text:p>
      <text:p text:style-name="P5"/>
      <text:p text:style-name="P5">Isadora : Knock, knock</text:p>
      <text:p text:style-name="P5"/>
      <text:p text:style-name="P5">Audience : Who's there?</text:p>
      <text:p text:style-name="P5"/>
      <text:p text:style-name="P5">Isadora : Uh … Banana!</text:p>
      <text:p text:style-name="P5"/>
      <text:p text:style-name="P5">Audience : Who's there? (Exasperatedly)</text:p>
      <text:p text:style-name="P5"/>
      <text:p text:style-name="P5">Isadora : Banana!<text:line-break/></text:p>
      <text:p text:style-name="P5">Audience : Banana who?</text:p>
      <text:p text:style-name="P5"/>
      <text:p text:style-name="P5">Jemma (through techno-watch) : This is ridiculous! Lets see <text:s/>what happened to Kristina. </text:p>
      <text:p text:style-name="P5"/>
      <text:p text:style-name="P5">Hero 2 (through techno-watch) : Lets check Elliot's tree house!</text:p>
      <text:p text:style-name="P5"/>
      <text:p text:style-name="P5">Hero 4 (just joining the conversation) : I'm in. Meet you guys there.</text:p>
      <text:p text:style-name="P5">(talking through techno-watch)</text:p>
      <text:p text:style-name="P5"/>
      <text:p text:style-name="P7">Scene 3</text:p>
      <text:p text:style-name="P7"/>
      <text:p text:style-name="P6">(Jemma, Hero 2, Tatciana and Kristina)</text:p>
      <text:p text:style-name="P6"/>
      <text:p text:style-name="P5">(Jemma and Hero 2 knock down the door)</text:p>
      <text:p text:style-name="P5"/>
      <text:p text:style-name="P5">Tatciana : Don't you knock? You people are all the same! You should learn some manners!</text:p>
      <text:p text:style-name="P5"/>
      <text:p text:style-name="P5"><text:soft-page-break/>Jemma : Let Kristina go!</text:p>
      <text:p text:style-name="P5"/>
      <text:p text:style-name="P5">Tatciana : Wow you have a temper!</text:p>
      <text:p text:style-name="P5"/>
      <text:p text:style-name="P3"><text:span text:style-name="T2">Jemma : I </text:span><text:span text:style-name="T1">said </text:span><text:span text:style-name="T2">HAND OVER KRISTINA!!</text:span></text:p>
      <text:p text:style-name="P5">Tatciana : No, no, no, do you honestly think you can take me?</text:p>
      <text:p text:style-name="P5"/>
      <text:p text:style-name="P5">Hero 2 : Well … yeah!!</text:p>
      <text:p text:style-name="P5"/>
      <text:p text:style-name="P5">Tatciana : I doubt that you can AS MICE!!</text:p>
      <text:p text:style-name="P5"/>
      <text:p text:style-name="P5">(Tatciana turns Jemma and Hero 2 into mice)</text:p>
      <text:p text:style-name="P5">(Jemma and Hero 2 flee the scene as mice)</text:p>
      <text:p text:style-name="P5"/>
      <text:p text:style-name="P7">Scene 4</text:p>
      <text:p text:style-name="P7"/>
      <text:p text:style-name="P6">(Hero 4 Tatciana and Kristina)</text:p>
      <text:p text:style-name="P6"/>
      <text:p text:style-name="P5">(Hero 4 enters Elliot's tree house)</text:p>
      <text:p text:style-name="P5"/>
      <text:p text:style-name="P5">Hero 4 : Hey! Where are my friends! (glares at Tatciana)</text:p>
      <text:p text:style-name="P5"/>
      <text:p text:style-name="P5">Tatciana : Oh! They just left a few minutes ago! Scurried off like mice!!</text:p>
      <text:p text:style-name="P5"/>
      <text:p text:style-name="P5">Hero 4 : I doubt that they would abandon me! You did something! And you will pay!!</text:p>
      <text:p text:style-name="P5"/>
      <text:p text:style-name="P5">Tatciana : Excuse me, I'm kind of broke. The banker got REAL upset at me after I robbed the bank.</text:p>
      <text:p text:style-name="P3"/>
      <text:p text:style-name="P3"><text:soft-page-break/>(Hero 4 charges at Tatciana and knocks her over)</text:p>
      <text:p text:style-name="P3"/>
      <text:p text:style-name="P3">Tatciana : Don't hit ladies like that!</text:p>
      <text:p text:style-name="P3"/>
      <text:p text:style-name="P3">(Tatciana throws him backwards against a wall)</text:p>
      <text:p text:style-name="P3"/>
      <text:p text:style-name="P3">(Hero 4 stands back up and takes out Ninja star)</text:p>
      <text:p text:style-name="P3"/>
      <text:p text:style-name="P3">Tatciana : Don't hit ladies like that!</text:p>
      <text:p text:style-name="P3"/>
      <text:p text:style-name="P3">(Tatciana throws him backwards against the wall)</text:p>
      <text:p text:style-name="P3">(Aidan stands back up and takes out Ninja star)</text:p>
      <text:p text:style-name="P3"/>
      <text:p text:style-name="P3">Aidan : Yeah! But your an evil lady!</text:p>
      <text:p text:style-name="P3"/>
      <text:p text:style-name="P3">(Aidan hurls Ninja star at Tatciana)</text:p>
      <text:p text:style-name="P3">(Ninja star hits Tatciana)</text:p>
      <text:p text:style-name="P3"/>
      <text:p text:style-name="P3">Tatciana : Ow! That really hurt!</text:p>
      <text:p text:style-name="P3"/>
      <text:p text:style-name="P3">Aidan : Get used to it.<text:line-break/></text:p>
      <text:p text:style-name="P3">(Aidan draws a knife and unties Kristina)</text:p>
      <text:p text:style-name="P3">(Elliot enters)</text:p>
      <text:p text:style-name="P3"/>
      <text:p text:style-name="P3">Elliot : Tatciana! Who is this intruder come to save Kristina? Is he stupid?</text:p>
      <text:p text:style-name="P3"/>
      <text:p text:style-name="P3">Tatciana : Well I do believe so.</text:p>
      <text:p text:style-name="P3"/>
      <text:p text:style-name="P3">(Tatciana pulls Ninja star out of her arm and the wound closes)</text:p>
      <text:p text:style-name="P3"/>
      <text:p text:style-name="P3"><text:soft-page-break/>Elliot : Hm … I don't like him but I do like cats!</text:p>
      <text:p text:style-name="P3"/>
      <text:p text:style-name="P3">(Elliot attempts to turn Aidan into a cat, Jemma (as mouse) intercepts blast)</text:p>
      <text:p text:style-name="P3"/>
      <text:p text:style-name="P3">Aidan : Thank you good mouse or should I say; cat.</text:p>
      <text:p text:style-name="P3"/>
      <text:p text:style-name="P3">(Aidan carrying Kristina exits)</text:p>
      <text:p text:style-name="P3"/>
      <text:p text:style-name="P2">Act 3 Scene 1</text:p>
      <text:p text:style-name="P2"/>
      <text:p text:style-name="P4">(Isadora and Aidan with Kristina and audience)</text:p>
      <text:p text:style-name="P4"/>
      <text:p text:style-name="P3">Isadora : Knock, knock.</text:p>
      <text:p text:style-name="P3"/>
      <text:p text:style-name="P3">Audience : Who's there?</text:p>
      <text:p text:style-name="P3"/>
      <text:p text:style-name="P3">Isadora : Kristina!</text:p>
      <text:p text:style-name="P3"/>
      <text:p text:style-name="P3">(Isadora points to Kristina)</text:p>
      <text:p text:style-name="P3"><text:s/></text:p>
      <text:p text:style-name="P3">Audience : Kristina who?</text:p>
      <text:p text:style-name="P3"/>
      <text:p text:style-name="P3">(Kristina comes to podium)</text:p>
      <text:p text:style-name="P3"/>
      <text:p text:style-name="P3">Isadora : Kristina is ----- (Kristina puts a hand over Isadora's mouth)</text:p>
      <text:p text:style-name="P3"/>
      <text:p text:style-name="P3">Kristina : I am sorry good audience for the delay … (Kristina continues on in the background)</text:p>
      <text:p text:style-name="P3"/>
      <text:p text:style-name="P3">Elliot : Ninja! Come here and watch the TV with me!! </text:p>
      <text:p text:style-name="P3"><text:soft-page-break/>Ninja 1: Yes, sir.</text:p>
      <text:p text:style-name="P3"/>
      <text:p text:style-name="P3">Elliot : Can you mute it for me please, I'm kind of bored.</text:p>
      <text:p text:style-name="P3"/>
      <text:p text:style-name="P3">Ninja 1 pretending to be Kristina : Thank you good citizens for being <text:s/><text:span text:style-name="T1">so </text:span><text:span text:style-name="T2">patient I was only brushing my hair and extra 1000 times to make sure it was </text:span><text:span text:style-name="T1">just </text:span><text:span text:style-name="T2">right! I am so beautiful aren't I audience?</text:span></text:p>
      <text:p text:style-name="P5"/>
      <text:p text:style-name="P5">Ninja 1 pretending to be Aidan : Yes you are correct gracious President. I am such a great hero aren't I? I mean I busted down the door and everything and I always get all the attention because I'm such a big Poof.</text:p>
      <text:p text:style-name="P5"/>
      <text:p text:style-name="P5">Ninja 1 pretending to be Kristina : How can I repay you?</text:p>
      <text:p text:style-name="P5"/>
      <text:p text:style-name="P5">Ninja 1 pretending to be Aidan : No need to repay me Kristina. I am such a big Poof that I don't really care. I just simply stir up a lot of tension and then prance away like the big Poof that I am.</text:p>
      <text:p text:style-name="P5"/>
      <text:p text:style-name="P5">(Aidan guides Kristina away from the scene)</text:p>
      <text:p text:style-name="P5"/>
      <text:p text:style-name="P5">Ninja 1 pretending to be Aidan : Off! Off to the Aidan-mobile! </text:p>
      <text:p text:style-name="P5"/>
      <text:p text:style-name="P5">(Elliot flicks of the TV)</text:p>
      <text:p text:style-name="P5"/>
      <text:p text:style-name="P5">Elliot : You may have foiled me once but you will never ever foil this plan.</text:p>
      <text:p text:style-name="P5"/>
      <text:p text:style-name="P5">Elliot (to Ninjas) : Bring the exploding thingy!</text:p>
      <text:p text:style-name="P5"/>
      <text:p text:style-name="P5">Ninja 2 : What exploding thingy, sir?</text:p>
      <text:p text:style-name="P5"/>
      <text:p text:style-name="P5"><text:soft-page-break/>Elliot : You know, the exploding thingy!</text:p>
      <text:p text:style-name="P5"/>
      <text:p text:style-name="P5">Ninja 1: Oh, you mean the bomb?</text:p>
      <text:p text:style-name="P5"/>
      <text:p text:style-name="P5">Elliot : Yes! The exploding thingy!</text:p>
      <text:p text:style-name="P5"/>
      <text:p text:style-name="P5"/>
      <text:p text:style-name="P8">To be continued 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dora White</meta:initial-creator>
    <meta:creation-date>2013-01-23T17:54:59.07</meta:creation-date>
    <dc:date>2013-01-24T19:18:09.74</dc:date>
    <dc:creator>Isadora White</dc:creator>
    <meta:editing-duration>P1DT1H23M10S</meta:editing-duration>
    <meta:editing-cycles>7</meta:editing-cycles>
    <meta:generator>OpenOffice.org/3.3$Win32 OpenOffice.org_project/330m20$Build-9567</meta:generator>
    <meta:printed-by>Isadora White</meta:printed-by>
    <meta:print-date>2013-01-24T18:01:35.47</meta:print-date>
    <meta:document-statistic meta:table-count="0" meta:image-count="0" meta:object-count="0" meta:page-count="10" meta:paragraph-count="134" meta:word-count="1236" meta:character-count="6673"/>
  </office:meta>
</office:document-meta>
</file>